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614839286039524483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1499010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8"/>
              <text:p text:style-name="P34"><text:span text:style-name="T3">Thur Nov 15, 2018 </text:span>2.25 miles<text:span text:style-name="T3"> </text:span></text:p>
              <text:p text:style-name="P38">On the Wise Center indoor track: 1 mile splits 4:55 + 4:35 = 9:30, rest 5 minutes</text:p>
              <text:p text:style-name="P38">On a recumbant stationary bike: </text:p>
              <text:list>
                <text:list-item>
                  <text:list>
                    <text:list-header>
                      <text:p text:style-name="P38"><text:s text:c="5"/>50 calorie ride in 4:10 (final pulse: 137), 25 calorie slow ride </text:p>
                      <text:p text:style-name="P38"><text:s text:c="5"/>25 calorie ride in 1:58, 25 calorie slow ride</text:p>
                      <text:p text:style-name="P3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1509413" text:continue-numbering="true" text:style-name="L1">
        <text:list-item>
          <text:list>
            <text:list-header>
              <text:p text:style-name="P41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1511651" text:continue-numbering="true" text:style-name="L1">
        <text:list-item>
          <text:list>
            <text:list-header>
              <text:p text:style-name="P41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6199755795972655769" text:style-name="L2">
        <text:list-item>
          <text:list>
            <text:list-item>
              <text:p text:style-name="P42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596430201381049287" text:style-name="L3">
        <text:list-item>
          <text:p text:style-name="P43">Warm up with a mile at about 9:00 – 9:30/mile pace and rest a few minutes.</text:p>
        </text:list-item>
        <text:list-item>
          <text:p text:style-name="P43">Start running at about 8:35/mile pace and then adjust pace so that HR is </text:p>
          <text:list>
            <text:list-header>
              <text:p text:style-name="P43"><text:s text:c="10"/>HR0 = 142 +/- 1 bpm.</text:p>
            </text:list-header>
          </text:list>
        </text:list-item>
        <text:list-item>
          <text:p text:style-name="P43">Use a watch to record mile splits and stop running when the split exceeds <text:tab/>Tmax = 8:45</text:p>
        </text:list-item>
        <text:list-item>
          <text:p text:style-name="P43">The more miles I am able to run without reaching 8:45/mile, <text:s/>the better my <text:tab/>fitness.</text:p>
          <text:p text:style-name="P43">If another runner wants to perform the test mentioned above they will need to establish values for HR0 and Tmax in the following way. <text:s/></text:p>
          <text:p text:style-name="P4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593208834788084277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435414904457739507" text:style-name="L5">
        <text:list-item>
          <text:list>
            <text:list-header>
              <text:p text:style-name="P39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06114659522830271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312871848908121879" text:style-name="L7">
        <text:list-item>
          <text:list>
            <text:list-header>
              <text:p text:style-name="P48">1.5 miles on a treadmill averaging about 8:45/mile and rest about 4 minutes</text:p>
              <text:p text:style-name="P44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4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4132750440002038899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40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</text:p>
      <text:p text:style-name="P3"/>
      <text:p text:style-name="P4"><text:span text:style-name="T3">Sun Feb 24, 2019 </text:span>2.5 miles<text:span text:style-name="T3"> <text:s/></text:span><text:s/></text:p>
      <text:p text:style-name="P3">I did a 100 calorie ride on a Wise Center recumbent bike on level 12. Time: 8:51</text:p>
      <text:p text:style-name="P3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3"/>
      <text:p text:style-name="P3">Mon Feb 25, 2019 <text:span text:style-name="T2">4.5 miles </text:span><text:s text:c="2"/></text:p>
      <text:p text:style-name="P3"><text:span text:style-name="T2">Run:</text:span> 4 miles on a Wise Center treadmill going faster as I ran. <text:s text:c="2"/>Average pace 8:20/mile</text:p>
      <text:p text:style-name="P3"><text:span text:style-name="T2">Warmdown:</text:span> ½ mile in about 5 minutes</text:p>
      <text:p text:style-name="P3"/>
      <text:p text:style-name="P3">Tues Feb 26, 2019 <text:span text:style-name="T2">4 miles</text:span> <text:s text:c="2"/></text:p>
      <text:p text:style-name="P3"><text:span text:style-name="T2">Run/walk:</text:span> I walked about 0.15 miles at the beginning of each mile and covered 4 miles at close to 11:00/mile. <text:s/>Walking pace: 15:00/mile, Running pace: 10:20/mile</text:p>
      <text:p text:style-name="P3"/>
      <text:p text:style-name="P3">Wed Feb 27, 2019 <text:s/><text:span text:style-name="T2">6.1 miles </text:span>on a Wise Center Treadmill </text:p>
      <text:p text:style-name="P4">Warmup: <text:span text:style-name="T3">1.6 miles including 1.5 miles at 8:50/mile, rest 4:00</text:span></text:p>
      <text:p text:style-name="P3"><text:span text:style-name="T2">Run:</text:span> 8 x 0.2 miles with a 0.3 mile jog before each run, each 0.2 mile run took 83 s, or 6:54/mile pace. <text:s/>Pulse after first run: 149, pulse after 8th run: 156, <text:s text:c="2"/></text:p>
      <text:p text:style-name="P3">The 0.3 mile jogs were at about 12:00/mile pace <text:s/></text:p>
      <text:p text:style-name="P3"><text:span text:style-name="T2">Warm down:</text:span> ½ mile in about 5:00.</text:p>
      <text:p text:style-name="P3"/>
      <text:p text:style-name="P3">Thur Feb 28, 2019<text:span text:style-name="T10"> <text:s/></text:span><text:span text:style-name="T11">4.75 miles,</text:span><text:span text:style-name="T10"> <text:s/>I ran 4.5 miles with Tiffany Hrach on the Wise Center indoor track including 5 x ½ mile with a ¼ mile jog after each run. <text:s/>Times for runs: 4:30, 4:28, 4:31, 4:28, 4:22, <text:s/>Times for jogs about 3:00. <text:s/>We walked ¼ mile to warm down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8T11:29:43.39</dc:date>
    <dc:creator>James  Lombardi</dc:creator>
    <meta:editing-duration>P7DT18H16M21S</meta:editing-duration>
    <meta:editing-cycles>699</meta:editing-cycles>
    <meta:generator>OpenOffice/4.1.2$Win32 OpenOffice.org_project/412m3$Build-9782</meta:generator>
    <meta:document-statistic meta:table-count="0" meta:image-count="0" meta:object-count="0" meta:page-count="21" meta:paragraph-count="571" meta:word-count="7473" meta:character-count="37289"/>
  </office:meta>
</office:document-meta>
</file>